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99" draw:textarea-horizontal-align="justify" draw:textarea-vertical-align="middle" draw:auto-grow-height="false" fo:min-height="0.552cm" fo:min-width="0.35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Fine_20_Dashed" svg:stroke-width="0.1cm" svg:stroke-color="#009933" draw:marker-start-width="0.5cm" draw:marker-end-width="0.5cm" draw:fill="none" draw:textarea-horizontal-align="justify" draw:textarea-vertical-align="middle" draw:auto-grow-height="false" fo:min-height="7.45cm" fo:min-width="1.7cm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cm" svg:stroke-color="#990000" draw:marker-start-width="0.5cm" draw:marker-end-width="0.5cm" draw:fill="none" draw:textarea-horizontal-align="justify" draw:textarea-vertical-align="middle" draw:auto-grow-height="false" fo:min-height="8.45cm" fo:min-width="1.7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2.4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7" style:family="graphic" style:parent-style-name="standard">
      <style:graphic-properties draw:fill-color="#99cc99" draw:textarea-horizontal-align="justify" draw:textarea-vertical-align="middle" draw:auto-grow-height="false" fo:min-height="0.553cm" fo:min-width="0.359cm"/>
    </style:style>
    <style:style style:name="gr8" style:family="graphic" style:parent-style-name="standard">
      <style:graphic-properties draw:fill-color="#99cc99" draw:textarea-horizontal-align="justify" draw:textarea-vertical-align="middle" draw:auto-grow-height="false" fo:min-height="0.552cm" fo:min-width="0.359cm"/>
    </style:style>
    <style:style style:name="P1" style:family="paragraph">
      <style:paragraph-properties fo:text-align="center"/>
    </style:style>
    <style:style style:name="P2" style:family="paragraph">
      <loext:graphic-properties draw:fill-color="#ff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99cc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1.215cm" svg:height="1.134cm" svg:x="15.6cm" svg:y="6.166cm">
          <text:p text:style-name="P1">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215cm" svg:height="1.134cm" svg:x="15.6cm" svg:y="7.9cm">
          <text:p text:style-name="P1">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215cm" svg:height="1.134cm" svg:x="15.6cm" svg:y="9.5cm">
          <text:p text:style-name="P1">T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215cm" svg:height="1.134cm" svg:x="15.585cm" svg:y="11.2cm">
          <text:p text:style-name="P1">T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15cm" svg:height="1.134cm" svg:x="15.485cm" svg:y="4.466cm">
          <text:p text:style-name="P1">T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87cm" svg:y1="5.068cm" svg:x2="15.485cm" svg:y2="5.033cm" draw:start-shape="id1" draw:start-glue-point="10" draw:end-shape="id2" draw:end-glue-point="6" svg:d="M4870 5068l10615-35" svg:viewBox="0 0 10616 36">
          <text:p/>
        </draw:connector>
        <draw:connector draw:style-name="gr2" draw:text-style-name="P3" draw:layer="layout" draw:type="line" svg:x1="4.87cm" svg:y1="6.433cm" svg:x2="15.485cm" svg:y2="5.033cm" draw:start-shape="id3" draw:start-glue-point="10" draw:end-shape="id2" draw:end-glue-point="6" svg:d="M4870 6433l10615-1400" svg:viewBox="0 0 10616 1401">
          <text:p/>
        </draw:connector>
        <draw:connector draw:style-name="gr2" draw:text-style-name="P3" draw:layer="layout" draw:type="line" svg:x1="4.87cm" svg:y1="7.933cm" svg:x2="15.6cm" svg:y2="6.733cm" draw:start-shape="id4" draw:start-glue-point="10" draw:end-shape="id5" draw:end-glue-point="6" svg:d="M4870 7933l10730-1200" svg:viewBox="0 0 10731 1201">
          <text:p/>
        </draw:connector>
        <draw:connector draw:style-name="gr2" draw:text-style-name="P3" draw:layer="layout" draw:type="line" svg:x1="4.885cm" svg:y1="9.433cm" svg:x2="15.6cm" svg:y2="6.733cm" draw:start-shape="id6" draw:start-glue-point="10" draw:end-shape="id5" draw:end-glue-point="6" svg:d="M4885 9433l10715-2700" svg:viewBox="0 0 10716 2701">
          <text:p/>
        </draw:connector>
        <draw:connector draw:style-name="gr2" draw:text-style-name="P3" draw:layer="layout" draw:type="line" svg:x1="4.87cm" svg:y1="10.933cm" svg:x2="15.6cm" svg:y2="8.467cm" draw:start-shape="id7" draw:start-glue-point="10" draw:end-shape="id8" draw:end-glue-point="6" svg:d="M4870 10933l10730-2466" svg:viewBox="0 0 10731 2467">
          <text:p/>
        </draw:connector>
        <draw:custom-shape draw:style-name="gr3" draw:text-style-name="P3" draw:layer="layout" svg:width="2.3cm" svg:height="7.8cm" svg:x="3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3cm" svg:height="8.8cm" svg:x="14.9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932cm" svg:height="0.962cm" svg:x="2.768cm" svg:y="3cm">
          <draw:text-box>
            <text:p>Genome</text:p>
          </draw:text-box>
        </draw:frame>
        <draw:frame draw:style-name="gr6" draw:text-style-name="P4" draw:layer="layout" svg:width="2.064cm" svg:height="1.062cm" svg:x="15.1cm" svg:y="2.838cm">
          <draw:text-box>
            <text:p>Traits</text:p>
          </draw:text-box>
        </draw:frame>
        <draw:custom-shape draw:style-name="gr7" draw:text-style-name="P5" xml:id="id1" draw:id="id1" draw:layer="layout" svg:width="1.215cm" svg:height="1.135cm" svg:x="3.655cm" svg:y="4.5cm">
          <text:p text:style-name="P1">L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3" draw:id="id3" draw:layer="layout" svg:width="1.215cm" svg:height="1.134cm" svg:x="3.655cm" svg:y="5.866cm">
          <text:p text:style-name="P1">L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4" draw:id="id4" draw:layer="layout" svg:width="1.215cm" svg:height="1.134cm" svg:x="3.655cm" svg:y="7.366cm">
          <text:p text:style-name="P1">L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6" draw:id="id6" draw:layer="layout" svg:width="1.215cm" svg:height="1.134cm" svg:x="3.67cm" svg:y="8.866cm">
          <text:p text:style-name="P1">L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7" draw:id="id7" draw:layer="layout" svg:width="1.215cm" svg:height="1.134cm" svg:x="3.655cm" svg:y="10.366cm">
          <text:p text:style-name="P1">L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87cm" svg:y1="5.103cm" svg:x2="15.6cm" svg:y2="6.733cm" draw:end-shape="id5" draw:end-glue-point="6" svg:d="M4870 5103l10730 1630" svg:viewBox="0 0 10731 1631">
          <text:p/>
        </draw:connector>
        <draw:connector draw:style-name="gr2" draw:text-style-name="P3" draw:layer="layout" draw:type="line" svg:x1="4.87cm" svg:y1="5.103cm" svg:x2="15.778cm" svg:y2="8.066cm" draw:end-shape="id8" draw:end-glue-point="5" svg:d="M4870 5103l10908 2963" svg:viewBox="0 0 10909 2964">
          <text:p/>
        </draw:connector>
        <draw:connector draw:style-name="gr2" draw:text-style-name="P3" draw:layer="layout" draw:type="line" svg:x1="4.87cm" svg:y1="5.103cm" svg:x2="15.778cm" svg:y2="9.666cm" draw:end-shape="id9" draw:end-glue-point="5" svg:d="M4870 5103l10908 4563" svg:viewBox="0 0 10909 4564">
          <text:p/>
        </draw:connector>
        <draw:connector draw:style-name="gr2" draw:text-style-name="P3" draw:layer="layout" draw:type="line" svg:x1="4.87cm" svg:y1="5.103cm" svg:x2="15.763cm" svg:y2="11.366cm" draw:end-shape="id10" draw:end-glue-point="5" svg:d="M4870 5103l10893 6263" svg:viewBox="0 0 10894 6264">
          <text:p/>
        </draw:connector>
        <draw:connector draw:style-name="gr2" draw:text-style-name="P3" draw:layer="layout" draw:type="line" svg:x1="4.87cm" svg:y1="6.401cm" svg:x2="15.6cm" svg:y2="6.733cm" draw:end-shape="id5" draw:end-glue-point="6" svg:d="M4870 6401l10730 332" svg:viewBox="0 0 10731 333">
          <text:p/>
        </draw:connector>
        <draw:connector draw:style-name="gr2" draw:text-style-name="P3" draw:layer="layout" draw:type="line" svg:x1="4.87cm" svg:y1="6.401cm" svg:x2="15.778cm" svg:y2="8.066cm" draw:end-shape="id8" draw:end-glue-point="5" svg:d="M4870 6401l10908 1665" svg:viewBox="0 0 10909 1666">
          <text:p/>
        </draw:connector>
        <draw:connector draw:style-name="gr2" draw:text-style-name="P3" draw:layer="layout" draw:type="line" svg:x1="4.87cm" svg:y1="6.401cm" svg:x2="15.778cm" svg:y2="9.666cm" draw:end-shape="id9" draw:end-glue-point="5" svg:d="M4870 6401l10908 3265" svg:viewBox="0 0 10909 3266">
          <text:p/>
        </draw:connector>
        <draw:connector draw:style-name="gr2" draw:text-style-name="P3" draw:layer="layout" draw:type="line" svg:x1="4.87cm" svg:y1="6.401cm" svg:x2="15.763cm" svg:y2="11.366cm" draw:end-shape="id10" draw:end-glue-point="5" svg:d="M4870 6401l10893 4965" svg:viewBox="0 0 10894 4966">
          <text:p/>
        </draw:connector>
        <draw:connector draw:style-name="gr2" draw:text-style-name="P3" draw:layer="layout" draw:type="line" svg:x1="4.87cm" svg:y1="7.959cm" svg:x2="15.485cm" svg:y2="5.033cm" draw:end-shape="id2" draw:end-glue-point="6" svg:d="M4870 7959l10615-2926" svg:viewBox="0 0 10616 2927">
          <text:p/>
        </draw:connector>
        <draw:connector draw:style-name="gr2" draw:text-style-name="P3" draw:layer="layout" draw:type="line" svg:x1="4.87cm" svg:y1="7.96cm" svg:x2="15.6cm" svg:y2="8.467cm" draw:end-shape="id8" draw:end-glue-point="6" svg:d="M4870 7960l10730 507" svg:viewBox="0 0 10731 508">
          <text:p/>
        </draw:connector>
        <draw:connector draw:style-name="gr2" draw:text-style-name="P3" draw:layer="layout" draw:type="line" svg:x1="4.87cm" svg:y1="7.96cm" svg:x2="15.6cm" svg:y2="10.067cm" draw:end-shape="id9" draw:end-glue-point="6" svg:d="M4870 7960l10730 2107" svg:viewBox="0 0 10731 2108">
          <text:p/>
        </draw:connector>
        <draw:connector draw:style-name="gr2" draw:text-style-name="P3" draw:layer="layout" draw:type="line" svg:x1="4.87cm" svg:y1="7.96cm" svg:x2="15.763cm" svg:y2="11.366cm" draw:end-shape="id10" draw:end-glue-point="5" svg:d="M4870 7960l10893 3406" svg:viewBox="0 0 10894 3407">
          <text:p/>
        </draw:connector>
        <draw:connector draw:style-name="gr2" draw:text-style-name="P3" draw:layer="layout" draw:type="line" svg:x1="4.885cm" svg:y1="9.401cm" svg:x2="15.663cm" svg:y2="5.434cm" draw:end-shape="id2" draw:end-glue-point="7" svg:d="M4885 9401l10778-3967" svg:viewBox="0 0 10779 3968">
          <text:p/>
        </draw:connector>
        <draw:connector draw:style-name="gr2" draw:text-style-name="P3" draw:layer="layout" draw:type="line" svg:x1="4.885cm" svg:y1="9.402cm" svg:x2="15.585cm" svg:y2="11.767cm" draw:end-shape="id10" draw:end-glue-point="6" svg:d="M4885 9402l10700 2365" svg:viewBox="0 0 10701 2366">
          <text:p/>
        </draw:connector>
        <draw:connector draw:style-name="gr2" draw:text-style-name="P3" draw:layer="layout" draw:type="line" svg:x1="4.885cm" svg:y1="9.402cm" svg:x2="15.778cm" svg:y2="9.666cm" draw:end-shape="id9" draw:end-glue-point="5" svg:d="M4885 9402l10893 264" svg:viewBox="0 0 10894 265">
          <text:p/>
        </draw:connector>
        <draw:connector draw:style-name="gr2" draw:text-style-name="P3" draw:layer="layout" draw:type="line" svg:x1="4.885cm" svg:y1="9.402cm" svg:x2="15.585cm" svg:y2="11.767cm" draw:end-shape="id10" draw:end-glue-point="6" svg:d="M4885 9402l10700 2365" svg:viewBox="0 0 10701 2366">
          <text:p/>
        </draw:connector>
        <draw:connector draw:style-name="gr2" draw:text-style-name="P3" draw:layer="layout" draw:type="line" svg:x1="4.87cm" svg:y1="11.029cm" svg:x2="16.093cm" svg:y2="5.6cm" draw:end-shape="id2" draw:end-glue-point="8" svg:d="M4870 11029l11223-5429" svg:viewBox="0 0 11224 5430">
          <text:p/>
        </draw:connector>
        <draw:connector draw:style-name="gr2" draw:text-style-name="P3" draw:layer="layout" draw:type="line" svg:x1="4.87cm" svg:y1="11.03cm" svg:x2="15.778cm" svg:y2="7.134cm" draw:end-shape="id5" draw:end-glue-point="7" svg:d="M4870 11030l10908-3896" svg:viewBox="0 0 10909 3897">
          <text:p/>
        </draw:connector>
        <draw:connector draw:style-name="gr2" draw:text-style-name="P3" draw:layer="layout" draw:type="line" svg:x1="4.87cm" svg:y1="11.031cm" svg:x2="15.778cm" svg:y2="9.666cm" draw:end-shape="id9" draw:end-glue-point="5" svg:d="M4870 11031l10908-1365" svg:viewBox="0 0 10909 1366">
          <text:p/>
        </draw:connector>
        <draw:connector draw:style-name="gr2" draw:text-style-name="P3" draw:layer="layout" draw:type="line" svg:x1="4.87cm" svg:y1="11.031cm" svg:x2="16.193cm" svg:y2="11.2cm" draw:end-shape="id10" draw:end-glue-point="4" svg:d="M4870 11031l11323 169" svg:viewBox="0 0 11324 1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4:56:46.026739505</meta:creation-date>
    <dc:date>2020-01-27T16:31:12.312587567</dc:date>
    <meta:editing-duration>PT17M16S</meta:editing-duration>
    <meta:editing-cycles>5</meta:editing-cycles>
    <meta:generator>LibreOffice/5.1.6.2$Linux_X86_64 LibreOffice_project/10m0$Build-2</meta:generator>
    <dc:creator>Brad Duthie</dc:creator>
    <meta:document-statistic meta:object-count="39"/>
  </office:meta>
</office:document-meta>
</file>